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331ba" officeooo:paragraph-rsid="000331ba"/>
    </style:style>
    <style:style style:name="P2" style:family="paragraph" style:parent-style-name="Standard">
      <style:text-properties fo:font-weight="bold" officeooo:rsid="000331ba" officeooo:paragraph-rsid="000331ba" style:font-weight-asian="bold" style:font-weight-complex="bold"/>
    </style:style>
    <style:style style:name="P3" style:family="paragraph" style:parent-style-name="Standard">
      <style:text-properties officeooo:rsid="00035e5c" officeooo:paragraph-rsid="00035e5c"/>
    </style:style>
    <style:style style:name="T1" style:family="text">
      <style:text-properties officeooo:rsid="00035e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kumentacja projektu Sklep Internetowy „Racoon”</text:p>
      <text:p text:style-name="P1"/>
      <text:p text:style-name="P1">/<text:span text:style-name="T1">wykonanie:</text:span></text:p>
      <text:p text:style-name="P3">Paweł Jan Czochański</text:p>
      <text:p text:style-name="P3">Agnieszka Rutkowska</text:p>
      <text:p text:style-name="P1"/>
      <text:p text:style-name="P1">Projekt jest prostym sklepem napisanym w języku Java 8 i HTML 5. </text:p>
      <text:p text:style-name="P1">Budowa tego projektu jest reprezentacją popularnego wzorca architekturalnego MVP – Model-View-Presenter. </text:p>
      <text:p text:style-name="P1">„Model” odpowiada modelowi danych na których operuje aplikacja (np. Dane klientów sklepu, produktów).</text:p>
      <text:p text:style-name="P1">View to widoki, elementy interfejsu użytkownika umożliwiające operacje na danych.</text:p>
      <text:p text:style-name="P1">Presenter to klasy odpowiadające za całą logikę aplikacji. </text:p>
      <text:p text:style-name="P1">Klasy reprezentujące poszczegolne elementy wzorca znajdują się w odpowiednio nazwanych pakietach: org.czocher.racoon.models, org.czocher.racoon.presenters oraz org.czocher.racoon.views.</text:p>
      <text:p text:style-name="P1">W pakietach tych można znaleźć przykłady klas, np. Klasa ClientCreatePresenter odpowiada zautworzenie klienta (wg. Obiektu modelu danych Client), Tworzenie to odbywa się za pomocą powiązanego widoku ClientCreateView, który odpowiada za interfejs użytkownika utworzony w HTML'u.</text:p>
      <text:p text:style-name="P1">Nazwy pozostałych klas odpowiadają ich funkcji tak, iż łatwo wywnioskować która klasa za co odpowiada.</text:p>
      <text:p text:style-name="P1"/>
      <text:p text:style-name="P1">Podczas użycia projektu użyte zostały biblioteki:</text:p>
      <text:p text:style-name="P1">- ActiveJDBC </text:p>
      <text:p text:style-name="P1">- FreeMarker </text:p>
      <text:p text:style-name="P1">- com.sun.net.httpserver </text:p>
      <text:p text:style-name="P1"/>
      <text:p text:style-name="P1">Wszystkie biblioteki były importowane za pomocą Maven'a, a sama aplikacja tworzona była w środowisku Eclips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14:28:54.292633693</meta:creation-date>
    <meta:generator>LibreOffice/4.2.3.3$Linux_X86_64 LibreOffice_project/420$Build-3</meta:generator>
    <dc:date>2014-05-06T14:45:37.553228542</dc:date>
    <meta:editing-duration>PT4M3S</meta:editing-duration>
    <meta:editing-cycles>2</meta:editing-cycles>
    <meta:document-statistic meta:table-count="0" meta:image-count="0" meta:object-count="0" meta:page-count="1" meta:paragraph-count="17" meta:word-count="156" meta:character-count="1282" meta:non-whitespace-character-count="1136"/>
  </office:meta>
</office:document-meta>
</file>